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3.81cm"/>
    </style:style>
    <style:style style:name="Tabla1.B" style:family="table-column">
      <style:table-column-properties style:column-width="11.774cm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932252663800486245" text:style-name="Outline">
        <text:list-item>
          <text:h text:style-name="P6" text:outline-level="1">Medium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4-12-2018</text:p>
      <text:p text:style-name="Standard"/>
      <text:p text:style-name="P1"/>
      <text:p text:style-name="P1"/>
      <text:list xml:id="list1081759315" text:continue-numbering="true" text:style-name="Outline">
        <text:list-item>
          <text:list>
            <text:list-item>
              <text:h text:style-name="P5" text:outline-level="2"/>
            </text:list-item>
          </text:list>
        </text:list-item>
      </text:list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Link</text:p>
          </table:table-cell>
          <table:table-cell table:style-name="Tabla1.B1" office:value-type="string">
            <text:p text:style-name="P3">Descripción</text:p>
          </table:table-cell>
        </table:table-row>
        <table:table-row>
          <table:table-cell table:style-name="Tabla1.A2" office:value-type="string">
            <text:p text:style-name="P1">Animation</text:p>
          </table:table-cell>
          <table:table-cell table:style-name="Tabla1.B2" office:value-type="string">
            <text:p text:style-name="Table_20_Contents"><text:a xlink:type="simple" xlink:href="https://medium.com/@duytq94/facebook-reactions-with-flutter-9019ce8b95b8" text:style-name="Internet_20_link" text:visited-style-name="Visited_20_Internet_20_Link">Reaction con flutter</text:a></text:p>
          </table:table-cell>
        </table:table-row>
        <table:table-row>
          <table:table-cell table:style-name="Tabla1.A2" office:value-type="string">
            <text:p text:style-name="P1">codificaión</text:p>
          </table:table-cell>
          <table:table-cell table:style-name="Tabla1.B2" office:value-type="string">
            <text:p text:style-name="Table_20_Contents"><text:a xlink:type="simple" xlink:href="https://codingwithflutter.com/" text:style-name="Internet_20_link" text:visited-style-name="Visited_20_Internet_20_Link">andreas</text:a></text:p>
          </table:table-cell>
        </table:table-row>
        <table:table-row>
          <table:table-cell table:style-name="Tabla1.A2" office:value-type="string">
            <text:p text:style-name="P1">Compilacion </text:p>
          </table:table-cell>
          <table:table-cell table:style-name="Tabla1.B2" office:value-type="string">
            <text:p text:style-name="Table_20_Contents"><text:a xlink:type="simple" xlink:href="../Múltiples%20variantes" text:style-name="Internet_20_link" text:visited-style-name="Visited_20_Internet_20_Link">MULTIPLES VARIANTES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@afegbua/flutter-thursday-app-dashboard-565df2aab12c" text:style-name="Internet_20_link" text:visited-style-name="Visited_20_Internet_20_Link">dashboard</text:a></text:p>
          </table:table-cell>
        </table:table-row>
        <table:table-row>
          <table:table-cell table:style-name="Tabla1.A2" office:value-type="string">
            <text:p text:style-name="P1">Descripcion</text:p>
          </table:table-cell>
          <table:table-cell table:style-name="Tabla1.B2" office:value-type="string">
            <text:p text:style-name="Table_20_Contents"><text:a xlink:type="simple" xlink:href="https://medium.com/flutter-community/in-plain-english-so-what-the-heck-is-flutter-and-why-is-it-a-big-deal-7a6dc926b34a" text:style-name="Internet_20_link" text:visited-style-name="Visited_20_Internet_20_Link">Palabras simples</text:a></text:p>
            <text:p text:style-name="Table_20_Contents"/>
          </table:table-cell>
        </table:table-row>
        <table:table-row>
          <table:table-cell table:style-name="Tabla1.A2" office:value-type="string">
            <text:p text:style-name="P1">firebase</text:p>
          </table:table-cell>
          <table:table-cell table:style-name="Tabla1.B2" office:value-type="string">
            <text:p text:style-name="Table_20_Contents"><text:a xlink:type="simple" xlink:href="https://medium.com/exploring-android/serving-web-pages-with-firebase-hosting-e8645f1161b5" text:style-name="Internet_20_link" text:visited-style-name="Visited_20_Internet_20_Link">sirviendo páginas web con firebase hosting</text:a></text:p>
          </table:table-cell>
        </table:table-row>
        <table:table-row>
          <table:table-cell table:style-name="Tabla1.A2" office:value-type="string">
            <text:p text:style-name="P1">Sincronis</text:p>
          </table:table-cell>
          <table:table-cell table:style-name="Tabla1.B2" office:value-type="string">
            <text:p text:style-name="Table_20_Contents"><text:a xlink:type="simple" xlink:href="https://medium.com/mindorks/do-it-asynchronously-but-intelligently-35004312c291" text:style-name="Internet_20_link" text:visited-style-name="Visited_20_Internet_20_Link">Sincronia inteligente</text:a></text:p>
          </table:table-cell>
        </table:table-row>
        <table:table-row>
          <table:table-cell table:style-name="Tabla1.A2" office:value-type="string">
            <text:p text:style-name="P1">Sin soporte</text:p>
          </table:table-cell>
          <table:table-cell table:style-name="Tabla1.B2" office:value-type="string">
            <text:p text:style-name="Table_20_Contents"><text:a xlink:type="simple" xlink:href="https://medium.com/flutter-io/flutter-on-raspberry-pi-mostly-from-scratch-2824c5e7dcb1" text:style-name="Internet_20_link" text:visited-style-name="Visited_20_Internet_20_Link">Raspberry</text:a></text:p>
          </table:table-cell>
        </table:table-row>
        <table:table-row>
          <table:table-cell table:style-name="Tabla1.A2" office:value-type="string">
            <text:p text:style-name="P1">sqlite</text:p>
          </table:table-cell>
          <table:table-cell table:style-name="Tabla1.B2" office:value-type="string">
            <text:p text:style-name="Table_20_Contents"><text:a xlink:type="simple" xlink:href="https://medium.com/flutter-community/using-sqlite-in-flutter-187c1a82e8b" text:style-name="Internet_20_link" text:visited-style-name="Visited_20_Internet_20_Link">sqlite en flutter</text:a></text:p>
          </table:table-cell>
        </table:table-row>
        <table:table-row>
          <table:table-cell table:style-name="Tabla1.A2" office:value-type="string">
            <text:p text:style-name="P1">tab</text:p>
          </table:table-cell>
          <table:table-cell table:style-name="Tabla1.B2" office:value-type="string">
            <text:p text:style-name="Table_20_Contents"><text:a xlink:type="simple" xlink:href="https://flutterdoc.com/native-flutter-experiences-tabbed-navigation-a1a2e6d21ac2" text:style-name="Internet_20_link" text:visited-style-name="Visited_20_Internet_20_Link">tab</text:a></text:p>
          </table:table-cell>
        </table:table-row>
        <table:table-row>
          <table:table-cell table:style-name="Tabla1.A2" office:value-type="string">
            <text:p text:style-name="P1">Test</text:p>
          </table:table-cell>
          <table:table-cell table:style-name="Tabla1.B2" office:value-type="string">
            <text:p text:style-name="Table_20_Contents"><text:a xlink:type="simple" xlink:href="https://medium.com/coding-with-flutter/take-your-flutter-tests-to-the-next-level-e2fb15641809" text:style-name="Internet_20_link" text:visited-style-name="Visited_20_Internet_20_Link">Test al siguiente nivel</text:a></text:p>
            <text:p text:style-name="Table_20_Contents"><text:a xlink:type="simple" xlink:href="https://medium.com/@domesticmouse/adding-testing-to-a-flutter-app-8a0b2dd8bcf2" text:style-name="Internet_20_link" text:visited-style-name="Visited_20_Internet_20_Link">agregado test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devtrailsio/how-to-become-a-better-software-developer-dd16072c974e" text:style-name="Internet_20_link" text:visited-style-name="Visited_20_Internet_20_Link">Como ser un mejor desarrollador</text:a></text:p>
            <text:p text:style-name="Table_20_Contents"><text:a xlink:type="simple" xlink:href="https://edit.theappbusiness.com/flutter-the-skys-the-limit-84887c8f650d" text:style-name="Internet_20_link" text:visited-style-name="Visited_20_Internet_20_Link">el cielo es el límite</text:a></text:p>
            <text:p text:style-name="Table_20_Contents"><text:a xlink:type="simple" xlink:href="https://medium.com/wordsthatmatter/why-truth-is-james-comey-s-word-of-the-year-726e99434d6c" text:style-name="Internet_20_link" text:visited-style-name="Visited_20_Internet_20_Link">sobre la verdad</text:a></text:p>
            <text:p text:style-name="Table_20_Contents"><text:a xlink:type="simple" xlink:href="https://medium.com/coding-with-flutter/my-2018-year-in-review-with-flutter-3ddb259c1baa" text:style-name="Internet_20_link" text:visited-style-name="Visited_20_Internet_20_Link">2018 de andreas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flutter-community/developing-and-debugging-flutter-apps-for-ios-without-a-mac-8d362a8ec667?fbclid=IwAR35TaV3GwQpjX1dQ-5UyLfyZQ77Lk1R2MU68Uf9qmd4gwDjTUzHpOM812A" text:style-name="Internet_20_link" text:visited-style-name="Visited_20_Internet_20_Link">Progrmar para aifon sin mac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@CodingDoug/whats-the-relationship-between-firebase-and-google-cloud-57e268a7ff6f" text:style-name="Internet_20_link" text:visited-style-name="Visited_20_Internet_20_Link">Furebase y google cloud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expertise.jetruby.com/firebase-cloud-storage-how-to-and-use-case-dd9810fe041b" text:style-name="Internet_20_link" text:visited-style-name="Visited_20_Internet_20_Link">firebase y cloud storage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hackernoon.com/make-predictions-on-a-custom-automl-model-with-cloud-functions-and-firebase-ec3868a1671b" text:style-name="Internet_20_link" text:visited-style-name="Visited_20_Internet_20_Link">predicciones sobre cloud function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google-developers/firebase-google-cloud-whats-different-with-cloud-functions-612d9e1e89cb" text:style-name="Internet_20_link" text:visited-style-name="Visited_20_Internet_20_Link">cloud function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mindorks/flutter-getting-started-with-vscode-setup-for-mac-9c8fdef98962?fbclid=IwAR116jA_geDdiuAR_BLOHrO1jih2nK8VGOskWWS9KYX0fpcHHWgVjjvz3zM" text:style-name="Internet_20_link" text:visited-style-name="Visited_20_Internet_20_Link">Instalaciòn de flutter sobre mac</text:a></text:p>
          </table:table-cell>
        </table:table-row>
      </table:table>
      <text:p text:style-name="Standard"><text:soft-page-break/></text:p>
      <text:p text:style-name="P2"/>
      <text:list xml:id="list76620399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loext:contextual-spacing="false"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95</meta:editing-cycles>
    <meta:creation-date>2018-03-07T12:45:00</meta:creation-date>
    <dc:date>2019-01-30T21:32:47</dc:date>
    <meta:editing-duration>P4DT23H23M23S</meta:editing-duration>
    <meta:generator>OpenOffice/4.1.6$Unix OpenOffice.org_project/416m1$Build-9790</meta:generator>
    <dc:creator>Máximo Meza</dc:creator>
    <meta:document-statistic meta:table-count="1" meta:image-count="0" meta:object-count="0" meta:page-count="3" meta:paragraph-count="39" meta:word-count="94" meta:character-count="6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